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738" officeooo:paragraph-rsid="0011f738"/>
    </style:style>
    <style:style style:name="P2" style:family="paragraph" style:parent-style-name="Standard">
      <style:text-properties officeooo:rsid="0013b099" officeooo:paragraph-rsid="0013b099"/>
    </style:style>
    <style:style style:name="P3" style:family="paragraph" style:parent-style-name="Standard">
      <style:text-properties officeooo:rsid="00168bf3" officeooo:paragraph-rsid="00168bf3"/>
    </style:style>
    <style:style style:name="P4" style:family="paragraph" style:parent-style-name="Standard">
      <style:text-properties officeooo:rsid="00170791" officeooo:paragraph-rsid="00170791"/>
    </style:style>
    <style:style style:name="P5" style:family="paragraph" style:parent-style-name="Standard">
      <style:text-properties officeooo:rsid="00170791" officeooo:paragraph-rsid="00179ac5"/>
    </style:style>
    <style:style style:name="P6" style:family="paragraph" style:parent-style-name="Standard">
      <style:text-properties officeooo:rsid="00170791" officeooo:paragraph-rsid="00194455"/>
    </style:style>
    <style:style style:name="P7" style:family="paragraph" style:parent-style-name="Standard">
      <style:text-properties officeooo:rsid="00194455" officeooo:paragraph-rsid="00194455"/>
    </style:style>
    <style:style style:name="T1" style:family="text">
      <style:text-properties officeooo:rsid="0011f738"/>
    </style:style>
    <style:style style:name="T2" style:family="text">
      <style:text-properties officeooo:rsid="00168bf3"/>
    </style:style>
    <style:style style:name="T3" style:family="text">
      <style:text-properties officeooo:rsid="00179ac5"/>
    </style:style>
    <style:style style:name="T4" style:family="text">
      <style:text-properties officeooo:rsid="001944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DOS <text:tab/><text:tab/><text:tab/><text:tab/>EXPRESION</text:p>
      <text:p text:style-name="P1"><text:tab/><text:tab/><text:tab/><text:tab/><text:tab/>sin(pi/2)*2+4*pow(2,4)</text:p>
      <text:p text:style-name="P1"/>
      <text:p text:style-name="P1"/>
      <text:p text:style-name="P1">0<text:tab/><text:tab/><text:tab/><text:tab/>SIN ( NUM ) MUL NUM MAS NUM MUL POW ( NUM , NUM )</text:p>
      <text:p text:style-name="P1"/>
      <text:p text:style-name="P1">03<text:tab/><text:tab/><text:tab/><text:tab/>( NUM ) MUL NUM MAS NUM MUL POW ( NUM , NUM )</text:p>
      <text:p text:style-name="P1"/>
      <text:p text:style-name="P1">03(36)<text:tab/><text:tab/><text:tab/><text:tab/>NUM ) MUL NUM MAS NUM MUL POW ( NUM , NUM )</text:p>
      <text:p text:style-name="P1"/>
      <text:p text:style-name="P2">03(36)1<text:tab/><text:tab/><text:tab/><text:span text:style-name="T1">) MUL NUM MAS NUM MUL POW ( NUM , NUM )</text:span></text:p>
      <text:p text:style-name="P2"/>
      <text:p text:style-name="P2">03(36)<text:tab/><text:tab/><text:tab/><text:tab/><text:span text:style-name="T1">) MUL NUM MAS NUM MUL POW ( NUM , NUM )</text:span></text:p>
      <text:p text:style-name="P2"/>
      <text:p text:style-name="P2">03(36)(66)<text:tab/><text:tab/><text:tab/><text:span text:style-name="T1">) MUL NUM MAS NUM MUL POW ( NUM , NUM )</text:span></text:p>
      <text:p text:style-name="P2"/>
      <text:p text:style-name="P2">03(36)(66)(97)<text:tab/><text:tab/><text:span text:style-name="T1">MUL NUM MAS NUM MUL POW ( NUM , NUM )</text:span></text:p>
      <text:p text:style-name="P2"/>
      <text:p text:style-name="P2">0<text:tab/><text:tab/><text:tab/><text:tab/><text:span text:style-name="T1">MUL NUM MAS NUM MUL POW ( NUM , NUM )</text:span></text:p>
      <text:p text:style-name="P2"/>
      <text:p text:style-name="P3">0(24)<text:tab/><text:tab/><text:tab/><text:tab/>MUL <text:span text:style-name="T1">NUM MAS NUM MUL POW ( NUM , NUM )</text:span></text:p>
      <text:p text:style-name="P3"/>
      <text:p text:style-name="P3">0(24)(59)<text:tab/><text:tab/><text:tab/><text:span text:style-name="T1">NUM MAS NUM MUL POW ( NUM , NUM )</text:span></text:p>
      <text:p text:style-name="P3"/>
      <text:p text:style-name="P3">0(24)(59)1<text:tab/><text:tab/><text:tab/>MAS NUM MUL POW (NUM , NUM )</text:p>
      <text:p text:style-name="P3"/>
      <text:p text:style-name="P3">0(24)(59)<text:tab/><text:tab/><text:tab/>MAS NUM MUL POW (NUM , NUM )</text:p>
      <text:p text:style-name="P3"/>
      <text:p text:style-name="P3">0(24)(59)(90)<text:tab/><text:tab/><text:tab/>MAS NUM MUL POW (NUM , NUM )</text:p>
      <text:p text:style-name="P3"/>
      <text:p text:style-name="P3">0<text:tab/><text:tab/><text:tab/><text:tab/>MAS NUM MUL POW (NUM , NUM )</text:p>
      <text:p text:style-name="P3"/>
      <text:p text:style-name="P4">0(22)<text:tab/><text:tab/><text:tab/><text:tab/><text:span text:style-name="T2">MAS NUM MUL POW (NUM , NUM )</text:span></text:p>
      <text:p text:style-name="P4"/>
      <text:p text:style-name="P4">0(22)(56)<text:tab/><text:tab/><text:tab/><text:span text:style-name="T2">NUM MUL POW (NUM , NUM )</text:span></text:p>
      <text:p text:style-name="P2"/>
      <text:p text:style-name="P4">0(22)(56)1<text:tab/><text:tab/><text:tab/>MUL POW ( NUM , NUM )</text:p>
      <text:p text:style-name="P4"/>
      <text:p text:style-name="P4">0(22)(56)<text:tab/><text:tab/><text:tab/>MUL POW ( NUM , NUM )</text:p>
      <text:p text:style-name="P4"/>
      <text:p text:style-name="P4">0(22)(56)(87)<text:tab/><text:tab/><text:tab/>MUL POW ( NUM , NUM )</text:p>
      <text:p text:style-name="P4"/>
      <text:p text:style-name="P4">0(22)(56)(87)(59)<text:tab/><text:tab/>POW ( NUM , NUM )</text:p>
      <text:p text:style-name="P4"/>
      <text:p text:style-name="P4">0(22)(56)(87)(59)9<text:tab/><text:tab/>( NUM , NUM )</text:p>
      <text:p text:style-name="P4"/>
      <text:p text:style-name="P4">0(22)(56)(87)(59)9(42)<text:tab/>NUM , NUM )</text:p>
      <text:p text:style-name="P4"/>
      <text:p text:style-name="P4">0(22)(56)(87)(59)9(42)1 <text:tab/>, NUM )</text:p>
      <text:p text:style-name="P4"/>
      <text:p text:style-name="P4">0(22)(56)(87)(59)9(42)<text:tab/>, NUM <text:s/>)</text:p>
      <text:p text:style-name="P4"/>
      <text:p text:style-name="P5"><text:soft-page-break/>0(22)(56)(87)(59)9(42)<text:span text:style-name="T3">(72)<text:tab/><text:tab/><text:tab/><text:tab/></text:span>, NUM <text:s/>)</text:p>
      <text:p text:style-name="P5"/>
      <text:p text:style-name="P5">0(22)(56)(87)(59)9(42)<text:span text:style-name="T3">(72)(107)<text:tab/><text:tab/><text:tab/>NUM )</text:span></text:p>
      <text:p text:style-name="P5"/>
      <text:p text:style-name="P5">0(22)(56)(87)(59)9(42)<text:span text:style-name="T3">(72)(107)1<text:tab/><text:tab/><text:tab/>)</text:span></text:p>
      <text:p text:style-name="P5"/>
      <text:p text:style-name="P5">0(22)(56)(87)(59)9(42)<text:span text:style-name="T3">(72)(107)<text:tab/><text:tab/><text:tab/>)</text:span></text:p>
      <text:p text:style-name="P5"/>
      <text:p text:style-name="P5">0(22)(56)(87)(59)9(42)<text:span text:style-name="T3">(72)(107)(123)<text:tab/><text:tab/>)</text:span></text:p>
      <text:p text:style-name="P5"/>
      <text:p text:style-name="P5">0(22)(56)(87)(59)9(42)<text:span text:style-name="T3">(72)(107)(123)(130)<text:tab/><text:tab/>$</text:span></text:p>
      <text:p text:style-name="P5"/>
      <text:p text:style-name="P5">0(22)(56)(87)(59)<text:tab/><text:tab/><text:tab/><text:tab/><text:tab/><text:span text:style-name="T3">$</text:span></text:p>
      <text:p text:style-name="P5"/>
      <text:p text:style-name="P6">0(22)(56)(87)(59)<text:span text:style-name="T4">(90)<text:tab/><text:tab/><text:tab/><text:tab/><text:tab/>$</text:span></text:p>
      <text:p text:style-name="P6"/>
      <text:p text:style-name="P6">0(22)(56)<text:tab/><text:tab/><text:tab/><text:tab/><text:tab/><text:tab/><text:span text:style-name="T4">$</text:span></text:p>
      <text:p text:style-name="P6"/>
      <text:p text:style-name="P6">0(22)(56)<text:span text:style-name="T4">(87)</text:span><text:tab/><text:tab/><text:tab/><text:tab/><text:tab/><text:tab/><text:span text:style-name="T4">$</text:span></text:p>
      <text:p text:style-name="P6"/>
      <text:p text:style-name="P7">0<text:tab/><text:tab/><text:tab/><text:tab/><text:tab/><text:tab/><text:tab/>$</text:p>
      <text:p text:style-name="P7"/>
      <text:p text:style-name="P7">ACEPTADO</text:p>
      <text:p text:style-name="P6"/>
      <text:p text:style-name="P6"/>
      <text:p text:style-name="P5"/>
      <text:p text:style-name="P5"><text:span text:style-name="T3"><text:tab/>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8T23:01:56.634932052</meta:creation-date>
    <dc:date>2023-06-09T00:12:47.383448771</dc:date>
    <meta:editing-duration>PT9M49S</meta:editing-duration>
    <meta:editing-cycles>1</meta:editing-cycles>
    <meta:document-statistic meta:table-count="0" meta:image-count="0" meta:object-count="0" meta:page-count="2" meta:paragraph-count="39" meta:word-count="263" meta:character-count="1378" meta:non-whitespace-character-count="1058"/>
    <meta:generator>LibreOffice/6.4.7.2$Linux_X86_64 LibreOffice_project/40$Build-2</meta:generator>
  </office:meta>
</office:document-meta>
</file>